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health and information;</text:p>
            <text:p text:style-name="Standard"><text:soft-page-break/>(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suggest both a woman and a man and if more than one seat is to be filled an equal number of <text:soft-page-break/>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
            <text:p text:style-name="Standard">(4) Each Minister shall within his or her portfolio examine the reports submitted and shall - <text:soft-page-break/>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4</meta:editing-cycles>
    <meta:editing-duration>PT00H57M29S</meta:editing-duration>
    <meta:initial-creator>Ashok Hariharan</meta:initial-creator>
    <dc:date>2010-07-27T10:42:47</dc:date>
    <dc:creator>Ashok Hariharan</dc:creator>
    <meta:document-statistic meta:table-count="0" meta:image-count="0" meta:object-count="0" meta:page-count="5" meta:paragraph-count="79" meta:word-count="1515" meta:character-count="9499"/>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